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63cm"/>
    </style:style>
    <style:style style:name="co3" style:family="table-column">
      <style:table-column-properties fo:break-before="auto" style:column-width="26.679cm"/>
    </style:style>
    <style:style style:name="co4" style:family="table-column">
      <style:table-column-properties fo:break-before="auto" style:column-width="28.582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false"/>
    </style:style>
    <style:style style:name="ro3" style:family="table-row">
      <style:table-row-properties style:row-height="7.999cm" fo:break-before="auto" style:use-optimal-row-height="false"/>
    </style:style>
    <style:style style:name="ro4" style:family="table-row">
      <style:table-row-properties style:row-height="34.092cm" fo:break-before="auto" style:use-optimal-row-height="false"/>
    </style:style>
    <style:style style:name="ro5" style:family="table-row">
      <style:table-row-properties style:row-height="37.4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row table:style-name="ro2">
          <table:table-cell/>
          <table:table-cell table:style-name="ce3" office:value-type="string">
            <text:p>English</text:p>
          </table:table-cell>
          <table:table-cell table:style-name="ce3" office:value-type="string">
            <text:p>French</text:p>
          </table:table-cell>
        </table:table-row>
        <table:table-row table:style-name="ro3">
          <table:table-cell table:style-name="ce1" office:value-type="string">
            <text:p>SMITE® by Hi-Rez</text:p>
            <text:p/>
            <text:p>In-game character lore</text:p>
          </table:table-cell>
          <table:table-cell table:style-name="ce4" office:value-type="string">
            <text:p>It is an old story. Perhaps the oldest story there is. In the dark woods, there is a witch called Baba Yaga. Sometimes she is a mother. Sometimes she is a daughter. Sometimes she is cruel and sometimes, kind. But always, Baba Yaga is cunning. And there is always a price to pay for dealing with her, if you are brave enough – or desperate enough – to seek her out.</text:p>
            <text:p/>
            <text:p>It is said that Baba Yaga waits for travellers in her house atop its gnarled chicken legs, behind a fence made of human bones. If you are brave enough to pass through the fence and enter the house you will see her stretched out across the interior, looming over her stove, or reaching out from one corner to another. Or, if you are in the woods late at night, you might see her flying overhead in her mortar and pestle and the hear the thunderous tramp of the chicken-legged house as it pursues its mistress.</text:p>
            <text:p/>
            <text:p>Regardless, she is an ugly creature with a long nose and cruel, iron teeth, and her eyes gleam with malice. But despite her inherent malevolence, she does not interfere with others without first being approached – or provoked. If you are foolish enough to seek her, she might well punish you for your effrontery before aiding you, or aid you and then tear you to pieces because it amuses her to do so. And sometimes, very rarely, she helps without harm.</text:p>
            <text:p/>
            <text:p>But only when it suits her to do so.</text:p>
            <text:p/>
            <text:p>Now, as the world shudders on its axis and new horrors rise, Baba Yaga stirs in her long isolation. The gods have ignored her warnings for long enough, and if they will not ask for her help willingly, she will find a way to force them to do so…</text:p>
          </table:table-cell>
          <table:table-cell table:style-name="ce4" office:value-type="string">
            <text:p>C'est une vieille histoire, peut-être même la plus ancienne qui soit. Au fin fond des bois habite une sorcière appelée Baba Yaga. Tantôt matriarche, tantôt fille cadette. Tantôt cruelle, tantôt bienveillante. Baba Yaga est toujours dépeinte comme une créature rusée car il y a toujours un prix à payer pour la rencontrer.</text:p>
            <text:p/>
            <text:p>On raconte qu'elle attend les voyageurs perchée sur sa maison dotée de pattes de poule et protégée par une clôture d'ossements humains. Quiconque trouve le courage d'y pénétrer rencontre la sorcière... penchée sur son poêle ou bien horriblement étirée d'un bout à l'autre de la masure. Et au plus profond de la forêt et de la nuit, on l'aperçoit parfois fuser dans les airs à bord de son gigantesque mortier, tandis que retentit le martèlement sourd de sa maison qui galope à sa suite.</text:p>
            <text:p/>
            <text:p>On lui prête souvent une apparence peu avenante. Dotée d'un nez trop long surplombant un sourire cruel et enlaidi par des dents métalliques, son regard brille d'un éclat malfaisant. Toutefois, malgré ses mauvaises intentions manifestes, elle n'a pas coutume d'intervenir sans être abordée, ou a fortiori provoquée. Quant aux malheureux qui viennent à sa rencontre, ils ont souvent la surprise d'être d'abord châtiés pour leur effronterie, puis rescapés. Ou au contraire de recevoir son aide, avant d'être réduits en miettes. Mais elle peut aussi, en de rares occasions, apporter son soutien gracieusement.</text:p>
            <text:p/>
            <text:p>Quoi qu'il en soit, l'issue dépend toujours de son humeur.</text:p>
            <text:p/>
            <text:p>À présent que le monde vacille sur ses fondations et que des horreurs insoupçonnées sont mises au jour, Baba Yaga sort de sa réclusion séculaire. Cela fait trop longtemps que les dieux ignorent ses avertissements. S'ils ne consentent pas à demander son aide, elle saura les y contraindre...</text:p>
          </table:table-cell>
        </table:table-row>
        <table:table-row table:style-name="ro4">
          <table:table-cell table:style-name="ce1" office:value-type="string">
            <text:p>SMITE® 2 by Hi-Rez</text:p>
            <text:p/>
            <text:p>Website post</text:p>
          </table:table-cell>
          <table:table-cell table:style-name="ce4" office:value-type="string">
            <text:p>Announcing SMITE 2!</text:p>
            <text:p>SMITE 2 - The Next Generation of SMITE</text:p>
            <text:p/>
            <text:p>This year we celebrated not only 10 years of SMITE, but we celebrated a decade of incredible achievements. 10 years of innovation, 10 years of growth and change, 10 years of epic showdowns on the Battleground, but most importantly? 10 years of fun with a Community that has been with us through everything. The Community has been with us through 10 years of highs and lows and is the reason we continue to create new and amazing content for SMITE. Your support fuels our passion and has helped us grow SMITE further than anybody could have imagined, and we aren’t done yet. Starting now, we are working towards one of our biggest milestones in the past decade; SMITE 2.</text:p>
            <text:p>SMITE 2</text:p>
            <text:p/>
            <text:p>SMITE 2 is the next step in SMITE’s journey, and was designed with one goal in mind: “To recreate the SMITE that people love, except better in every single way.” The Titan Forge Team has worked tirelessly to take the core of SMITE, the magic that made us all fall in love with the game, and give it a complete upgrade. The game is still in development, but we are excited to showcase our work so far.</text:p>
            <text:p>WHAT’S CHANGING</text:p>
            <text:p/>
            <text:p>SMITE 2 has too many changes to highlight in one blog, so we are just going to touch on some of the bigger ones here.</text:p>
            <text:p/>
            <text:p>Upgrading the Game Engine</text:p>
            <text:p/>
            <text:p>SMITE was originally designed on Unreal Engine 3 (UE3) back in the early 2010’s and has stayed on that platform. While it has worked well for us, 10 years is a long time and our work thus far in Unreal Engine 5 (UE5) has shown us just how exciting the future of SMITE can be. The time our team has spent with UE5 has already resulted in the creation of some incredible new possibilities and we are only just scratching the surface. The sky is no longer the limit and the future of SMITE is shining bright.</text:p>
            <text:p/>
            <text:p>Graphics &amp; Gameplay</text:p>
            <text:p/>
            <text:p>As you may have noticed, SMITE 2 has been dramatically improved graphically, but these aren’t the only upgrades. SMITE 2 has been rebuilt from the ground up with refined gameplay mechanics (movement, abilities, everything!), new audio design, new VFX, etc. We took everything from SMITE that people loved and upgraded it for SMITE 2. This also includes a completely redesigned Item Shop, and a redefining of what “roles” represent in SMITE. For starters, the Item Shop has been rebuilt to be easier to navigate and understand. With a new and more educational Auto-Build system, easier sorting methods, and a fresh coat of digital paint the SMITE 2 Item Shop is a major improvement. The last big change to the Item Shop is directly tied to our changes in God roles - No more item separation based on damage! Magical and Physical damage are long gone and have been replaced by Strength and Intelligence. This means that, regardless of which type of God you are playing, everybody is looking at the same item shop. This also means that you can hop into SMITE 2, lock Ymir, and build full crit… That is right, Facepunch Ymir is back!</text:p>
            <text:p/>
            <text:p>And Much More!</text:p>
            <text:p/>
            <text:p>These are two major points, but they only scratch the surface of what we have done to improve the SMITE experience. We will be releasing a ton of information about SMITE 2 over the next few months as we progress towards our Open Beta Playtests, so make sure you wishlist SMITE on your favorite platform and get ready to join in and help us get it just right.</text:p>
            <text:p>So what now?</text:p>
            <text:p/>
            <text:p>We still have some time before SMITE 2 is ready to be released to the Community, but you can start preparing for your SMITE 2 experience now!</text:p>
            <text:p/>
            <text:p>Cross-Gen Content</text:p>
            <text:p/>
            <text:p>For starters, every God skin in SMITE’s Year 11 will be “cross-gen” which means that you will own the skin in both SMITE and SMITE 2. This means that you can enjoy new content in SMITE, while building up a collection of skins for SMITE 2 that you can show off.</text:p>
            <text:p/>
            <text:p>Become a Supporter!</text:p>
            <text:p/>
            <text:p>The first thing you can do to start supporting SMITE 2 is wishlisting the game on your favorite platform, and signing up for alpha registration. We will need all the help we can get to test SMITE 2 at these critical stages, and the Community has always been great at helping us smoke out issues. You can also keep your eyes out for the release of the Founder’s Pack! This will be a buy-in version of the game to get you early access with bonus rewards, as well as the ability to play during the early alpha-testing weekends so that you can help provide the feedback that shapes SMITE 2 as it approaches its full launch in January of 2025.</text:p>
            <text:p/>
            <text:p>Got more questions?</text:p>
            <text:p/>
            <text:p>We understand, this is a huge deal and there are a LOT of questions. Make sure you check out our FAQ page for answers to some of the most common questions we have come across.</text:p>
            <text:p>THANK YOU!</text:p>
            <text:p/>
            <text:p>SMITE has a long and incredible history, and we owe it all to the Community. You have supported us and stuck around through nearly 11 years, and given hundreds of people a chance to work on a game that they truly love. We are able to do what we do because of this fantastic support, and we are truly thankful. SMITE 2 is more than just the next step for SMITE, it is a love letter to the people who have helped us make it this far. We are all excited to continue working with you while creating something truly fantastic. See you on the Battleground Deities!</text:p>
          </table:table-cell>
          <table:table-cell table:style-name="ce4" office:value-type="string">
            <text:p>SMITE 2</text:p>
            <text:p>SMITE 2, la nouvelle génération de SMITE</text:p>
            <text:p/>
            <text:p><text:s text:c="2"/>Cette année, on a fêté 10 ans de SMITE, avec tout ce que le jeu a connu de réussites, d'innovations, de progrès et de confrontations épiques sur le champ de bataille. Et le plus important : 10 ans de plaisir et de divertissement au sein d'une communauté qui nous accompagne à chaque étape. Car c'est pour vous, la communauté du jeu, que nous continuons à élaborer du contenu pour SMITE. Votre soutien et votre passion nous donnent la force de faire avancer SMITE, bien plus loin que ce que l'on aurait imaginé au départ – et c'est loin d'être terminé. Nous travaillons désormais sur notre plus grand projet : SMITE 2.</text:p>
            <text:p>SMITE 2</text:p>
            <text:p/>
            <text:p>SMITE 2, c'est la prochaine étape dans l'aventure qu'est SMITE. Nous l'avons conçu avec un but en tête : recréer SMITE, le jeu qu'on adore, en l'améliorant à tous les niveaux. L'équipe de Titan Forge a donc travaillé d'arrache-pied pour capturer l'essence de SMITE, avant de remettre le jeu au goût du jour. Il est encore dans sa phase de développement, mais on peut déjà vous montrer, non sans fierté, notre avancement.</text:p>
            <text:p>LES CHANGEMENTS</text:p>
            <text:p/>
            <text:p>On va tâcher de résumer au mieux car il y a beaucoup de changements, d'améliorations et de nouveautés aussi.</text:p>
            <text:p/>
            <text:p>Nouveau moteur de jeu</text:p>
            <text:p/>
            <text:p>SMITE a été conçu sur le moteur Unreal 3 (UE3) en 2010 et il n'en a jamais changé. Même si cela convenait, il est désormais manifeste que le bond en avant de SMITE avec le moteur Unreal 5 (UE5) sera gigantesque. L'utilisation même d'UE5 a déjà permis aux concepteurs de découvrir des possibilités jusqu'à présent inimaginables. Pourtant, le périple ne fait que commencer. SMITE repousse désormais toutes ses limites.</text:p>
            <text:p/>
            <text:p>Graphismes et mécanismes de jeu</text:p>
            <text:p/>
            <text:p>Vous l'aurez remarqué : SMITE 2 profite d'une amélioration visuelle manifeste. Mais ce n'est pas tout. SMITE 2 a été construit de toutes pièces, et de nouveaux systèmes ont vu le jour pour les déplacements, les compétences, les effets sonores et visuels, etc. Il y a également une boutique complètement différente, et une remise à plat des "rôles" dans SMITE. La boutique est ainsi plus facile à comprendre et à utiliser. Le nouveau système d'achat d'objets automatique ne néglige pas l'aspect pédagogique. Les filtres ont également changé ainsi que le style visuel général. Enfin et surtout, les objets ne sont plus réservés à tel ou tel type de dieux. Les dégâts physiques et magiques appartiennent au passé : désormais, deux statistiques font leur entrée, la Force et l'Intelligence. La boutique est donc identique, quelle que soit la divinité incarnée. Vous pouvez jouer Ymir et lui acheter des objets spécialisés dans les coups critiques... Oui, oui, comme à l'ancienne !</text:p>
            <text:p/>
            <text:p>Et bien d'autres choses</text:p>
            <text:p/>
            <text:p>Ces deux améliorations majeures ne sont évidemment pas les seules. Dans les prochains mois, on vous fournira tout plein d'informations à propos de SMITE 2. Et bientôt, des sessions de test auront lieu pendant la bêta ouverte. Pensez à ajouter SMITE 2 à votre liste de souhaits pour ne rater aucun des événements à venir !</text:p>
            <text:p>Et maintenant ?</text:p>
            <text:p/>
            <text:p>Il faudra encore un peu de patience avant que SMITE 2 ne soit disponible pour tout le monde, mais on peut déjà se préparer !</text:p>
            <text:p/>
            <text:p>Contenu Cross-Gen</text:p>
            <text:p/>
            <text:p>Tout d'abord, chaque skin de l'Année 11 dans SMITE 1 sera de type "Cross-Gen", c'est-à-dire qu'au moment où vous l'achetez, vous le débloquez aussi dans SMITE 2. Vous pourrez donc continuer à vous faire plaisir dans SMITE 1 tout en sachant que vos achats profiteront aussi à SMITE 2.</text:p>
            <text:p/>
            <text:p>Soutien individuel</text:p>
            <text:p/>
            <text:p>Pour soutenir SMITE 2, vous pouvez déjà l'ajouter à votre liste de souhaits sur la plateforme de votre choix, et vous pouvez bien entendu vous inscrire à la version alpha. On aura besoin de votre aide pour tester et retester toutes les nouveautés, surtout dans cette période initiale de développement. La communauté n'a pas son pareil pour dénicher des bugs ! Autre façon de nous aider : le pack Fondateur. Bientôt disponible, il rapportera des récompenses mais aussi l'accès anticipé au jeu, et donc aux week-ends de l'alpha. C'est ainsi que vous pourrez nous faire parvenir vos retours et participer à l'élaboration de SMITE 2, dont la sortie définitive est prévue pour janvier 2025.</text:p>
            <text:p/>
            <text:p>Des questions ?</text:p>
            <text:p/>
            <text:p>Cela fait beaucoup d'informations, c'est évident, et vous avez sûrement beaucoup de questions ! Alors n'hésitez pas à consulter la FAQ pour en savoir davantage.</text:p>
            <text:p>Un grand merci à toutes et à tous !</text:p>
            <text:p/>
            <text:p>SMITE doit sa longue et formidable histoire à sa communauté. Cela fait près de 11 ans que vous êtes à nos côtés et que vous avez permis à des centaines de gens de travailler sur un jeu qui les passionne. Nous vous en sommes infiniment reconnaissants. SMITE 2 représente bien plus qu'une simple étape pour SMITE, c'est un cadeau qui vous est adressé, vous qui nous avez aidés à parcourir un si long chemin. On a hâte de continuer la route avec vous ! À bientôt sur le champ de bataille.</text:p>
          </table:table-cell>
        </table:table-row>
        <table:table-row table:style-name="ro5">
          <table:table-cell table:style-name="ce2" office:value-type="string">
            <text:p>Sid Meier’s Civilization® VI by 2k</text:p>
            <text:p/>
            <text:p>In-game wiki page. Can also be seen on the website @ <text:a xlink:href="https://www.civilopedia.net/gathering-storm/civilizations">https://www.civilopedia.net/gathering-storm/civilizations</text:a>/leader_hardrada</text:p>
          </table:table-cell>
          <table:table-cell table:style-name="ce4" office:value-type="string">
            <text:p>Harald Hardrada</text:p>
            <text:p>Unique Ability</text:p>
            <text:p/>
            <text:p>Thunderbolt of the North</text:p>
            <text:p/>
            <text:p>Allows coastal raiding for all naval melee units and +50% Production toward all naval melee units. Receive Science from pillaging and coastal raiding Mines in addition to Gold. Pillaging or coastal raiding Quarries, Pastures, Plantations, and Camps provide Culture in addition to Faith. Gain the Viking Longship unique unit with Sailing.</text:p>
            <text:p>Summary</text:p>
            <text:p>Hardrada is a naval power like England and Spain, though he strives to dominate the seas as a springboard for his quick Norwegian strike on coastal targets.</text:p>
            <text:p>Detailed Approach</text:p>
            <text:p>Hardrada is the bully of the seas. He picks on civilizations with weak navies, dominating them with his large navies, raiding their coasts, and if their coastal cities aren't protected well enough, striking to conquer them as well. He's especially dangerous in the Medieval period when both the Longship and Berserker are active. Religion (powered by Stave Churches) isn't usually his typical emphasis, though there are nice complementary Enhancer Beliefs (Just War for example) that can complement his military campaigns.</text:p>
            <text:p>Historical Context</text:p>
            <text:p>Never satisfied, Harald – later given the epithet Hardrada (loosely meaning “hard ruler”) by his own people – King of Norway tried to claim the Danish crown in 1048 AD (and several times thereafter) and then the English crown in 1066 AD. His quest for the latter was his undoing. But before his death at Stamford Bridge, Harald Hardrada had certainly led an expansive life, travelling to distant lands… and killing people there.</text:p>
            <text:p/>
            <text:p>Harald Sigurdsson was born around 1015 AD in Ringerike to Asta Gudbrandsdatter and her second husband, Sigurd, one of the wealthiest chieftains in Scandinavia. Harald spent his youth as most Viking lads did – roughhousing, plying willing Viking maidens, and dreaming heroic dreams. He was the youngest of three half-brothers to King Olaf (canonized a year after his death). The revolt in 1028 forced Olaf into exile in Kievan Rus, from which he returned two years later to regain his throne. During those years the half-brothers, notably Harald, had been whipping up support among the Norwegian chieftains. In the ensuing battle at Stiklestad against the Danish King Cnut (the “Great”), Olaf was killed and Harald wounded.</text:p>
            <text:p/>
            <text:p>Having recovered in Sweden, Harald arrived at Novgorod among the Rus with some 500 men and was welcomed warmly by Grand Price Yaroslav “the Wise.” Being sorely in need of fierce warriors and a military leader, Yaroslav wisely welcomed the still-young Harald. For the next few years Harald took part in Yaroslav’s military campaigns, against the Poles in 1031, against several unruly vassals, against the Penchenegs and other nomads. Seeking greater fame and especially wealth, Harald moved on south to Constantinople to take service in 1034 with the Byzantine Empire as so many Vikings did while wandering.</text:p>
            <text:p/>
            <text:p>As a commander in the Varangian Guard, Harald saw action first against Arab pirates in the Mediterranean and on land against their supporters in Asia Minor. According to the skald Arnorsson, who later set down the saga of Harald (likely at his bequest, so the facts may be somewhat exaggerated), by 1035 he commanded all the Guard, served Emperor Michael IV faithfully, fought in battles around Jerusalem, led a Byzantines military expedition to Sicily, and enjoyed a bunch of other adventures. All of which made Harald very, very rich (what with all the plunder and the rewards from the emperor). In 1042, he returned to the Rus, there marrying Yaroslav’s daughter Ellisif now that he had status and much money.</text:p>
            <text:p/>
            <text:p>But all this wandering about and killing people had made Harald home-sick. Cnut’s sons had abandoned Norway to adventure in England, leaving Olaf’s bastard Magnus the Good on the throne. Harald returned to Sweden, rallied an army there, and began raiding the Danish holdings along the Baltic coasts. In 1046 AD, a compromise was reached between Harald and Magnus (perhaps good but not so wise) whereby they would share the rule of Norway – although Harald had to also share half his considerable wealth with the bankrupt Magnus. Two years later, Magnus conveniently died, without a male heir; but the good king decided on his deathbed to divide his kingdom, putting Sweyn Estridsson on the Danish throne and leaving Harald on the Norwegian. Harald was not pleased, and spent the next two decades at war with Sweyn trying to “regain” the throne of Denmark.</text:p>
            <text:p/>
            <text:p>Every year, Harald – now nicknamed “Hardrada” – would pillage the coasts of Denmark as he had in the good ol’ days, slaughtering the locals and burning everything that couldn’t be carried back to Norway by ship. In 1048 he ravaged Jutland, and the next year he sacked Hedeby, at the time the most important trading center in Denmark. And so it went for years. But it wasn’t all death and destruction under Harald; he revised the legal code, explored the northern fringes of his lands, and worked to accelerate the spread of Christianity across Scandinavia. He also established a standard coinage for Norway, perhaps so he could increase the taxes. Always a stickler for taxes, he travelled through his realm in winter, accusing farmers and merchants of not paying; his standard punishment was maiming or executing the offender on the spot, so his reign was more solvent than many. Harald eventually even came to terms with Sweyn, signing an unconditional peace in 1064 between the two Viking kingdoms.</text:p>
            <text:p/>
            <text:p>It was about this time that Harald’s designs fixated on the crown of England, just across the North Sea. Upon the death of heirless Harthacnut, son of Cnut and supposed king of England (or at least a large part of it) in 1042, the throne there passed to Edward the Confessor. Harald was busy at the time securing the throne of Norway, so didn’t pay much attention. When Edward died in January 1066, however, Harald Hardrada laid claim to the English throne, and was mightily annoyed when Harold Godwinson, one of Edward’s advisors, was proclaimed instead. The reasoning for Harold’s claim to Britain, though convoluted, seemed to make sense to the Vikings.</text:p>
            <text:p/>
            <text:p>While kings of their respective lands, Harthacnut and Magnus had agreed that should either die, the other would inherit his kingdom to add to the great “Viking Land.” As Harald had become joint king of Norway with Magnus before the latter’s death, Harald argued that the agreement extended to him as well. It was high time that, with the death of Edward in England, the English lived up to the agreement. When they didn’t, he raised an army and sallied forth.</text:p>
            <text:p/>
            <text:p>Harald allied with Tostig Godwinson, Harold’s brother, who was peeved that he himself had been stripped of the earldom of Northumbria by old Edward before he died, as well as the Viking earls of Shetland and the Orkneys and even some men from King Malcolm of Scotland. All told, Harald reportedly had about 9,000 troops (others were off plundering, pillaging and generally raising hell) under his direct command when he captured York and then moved south. Harold, who’d been hanging about in southern England awaiting the Norman invasion led by William, now lurched northward with about 15,000 men, including a number of armored knights. These were the difference when the two bumped into each other near Stamford Bridge. In the melee, the unarmored Harald Hardrada was struck in the throat by an arrow and died as he had lived: charging into battle against daunting odds.</text:p>
          </table:table-cell>
          <table:table-cell table:style-name="ce4" office:value-type="string">
            <text:p>Harald Hardråde</text:p>
            <text:p>Compétence Exclusive</text:p>
            <text:p/>
            <text:p>Éclair du Nord</text:p>
            <text:p/>
            <text:p>Production +50 % pour toutes les unités navales de combat rapproché, qui peuvent attaquer les côtes. Octroie de la science lors du pillage et de l'assaut côtier des mines, en plus de l' or. Le pillage et l'assaut côtier des carrières, pâturages, plantations et camps octroient de la culture, en plus de la foi. Débloque le langskip, une unité exclusive aux Vikings, une fois la navigation à voile découverte.</text:p>
            <text:p>Résumé</text:p>
            <text:p>Harald Hardråde est à la tête d'une puissance navale de l'envergure de celle de l'Angleterre ou de l'Espagne, mais s'il aspire à dominer les océans, c'est surtout pour faciliter ses assauts de côtes rapides à la mode norvégienne.</text:p>
            <text:p>Approche détaillée</text:p>
            <text:p>Harald Hardråde est le tyran des océans. Il s'en prend aux civilisations dont la flotte est faible et les opprime avec ses imposants navires. Il organise des raids sur leurs rivages, et si leurs villes côtières ne sont pas suffisamment protégées, il tente de s'en emparer. Il est particulièrement dangereux au Moyen-âge, où il profite des langskips et des berserkers. La religion n'est pas sa vocation première, mais il la renforce tout de même avec ses stavkirkes, et certaines croyances du propagateur, notamment "Guerre juste", peuvent être utiles à ses campagnes militaires.</text:p>
            <text:p>Contexte Historique</text:p>
            <text:p>Harald, roi de Norvège, se vit attribuer l'épithète Hardråde ("l'Impitoyable") par ses propres sujets. Conquérant insatiable, il s'évertua longuement et dès 1048 à s'emparer du royaume danois, avant de reporter son attention sur l'Angleterre en 1066, ce qui causa sa perte lors de la bataille de Stamford Bridge. L'existence d'Harald Hardråde, parsemée de longs périples souvent conclus par des massacres, fut pour le moins mouvementée.</text:p>
            <text:p/>
            <text:p>Harald Sigurdsson naquit autour de l'an 1015 dans le Ringerike, issu de l'union entre Åsta Gudbrandsdatter et son second mari Sigurd syr ("la Truie", ça ne s'invente pas), un jarl figurant parmi les seigneurs les plus riches de la péninsule scandinave. Le jeune Harald, non moins friand de bagarres et de jouvencelles vikings que ses petits camarades, nourrissait également des rêves de grandeur. Il était le plus jeune des trois demi-frères du roi Olaf, lequel fut canonisé un an après sa mort. Saint Olaf, donc, fut contraint de s'exiler en Rus' de Kiev suite à la révolte de 1028, mais il en revint deux ans plus tard, bien décidé à reprendre son trône. Dans l'intervalle, Harald et les autres demi-frères d'Olaf avaient renforcé le soutien apporté par les jarls norvégiens, mais cela n'empêcha pas Olaf de trouver la mort lors de la bataille de Stiklestad contre le roi du Danemark Knud Ier. Harald, quant à lui, y fut blessé.</text:p>
            <text:p/>
            <text:p>Après son rétablissement en Suède, Harald se rendit accompagné de 500 hommes à Novgorod, en Rus' de Kiev, où il fut accueilli chaleureusement par le Grand-prince Iaroslav le Sage, qui était justement à la recherche de féroces guerriers ainsi que d'un meneur militaire. Dans les années qui suivirent, le jeune Harald participa ainsi aux nombreuses campagnes de Iaroslav : contre les Polonais en 1031, contre plusieurs vassaux turbulents, ou encore contre les Petchénègues et autres tribus nomades. Néanmoins, assoiffé de davantage de gloire, et surtout de richesse, Harald fit route vers le sud jusqu'à Constantinople et entra au service de l'Empire byzantin en 1034, comme de nombreux autres Vikings à l'époque.</text:p>
            <text:p/>
            <text:p>En tant que commandant de la garde varangienne, les premières batailles d'Harald l'opposèrent aux pirates arabes en Méditerranée, puis à leurs alliés en Anatolie. À en croire la saga d'Harald, rédigée par le scalde Arnórsson à la demande du roi, et donc sans doute un brin enjolivée, il est dit qu'en 1035, Harald se serait vu confier le commandement général de la garde, aurait servi avec dévotion l'empereur Michel IV, aurait pris part à de nombreuses batailles aux environs de Jérusalem et aurait mené une expédition militaire byzantine jusqu'en Sicile ; une véritable épopée lyrique, donc. Entre pillages et récompenses de l'empereur, Harald ressortit de ces aventures couvert de richesses. En 1042, il retourna en Rus', où fort de son nouveau statut et de sa fortune, il épousa Elisiv, fille de Iaroslav.</text:p>
            <text:p/>
            <text:p>Pourtant, à terme, ces aventures et massacres en tout genre rendirent Harald nostalgique. Chez lui, en Norvège, les héritiers de Knud avaient renoncé au trône, préférant s'aventurer en Angleterre et léguer le royaume au bâtard d'Olaf, Magnus le Bon. Harald, de retour en Suède, entreprit de lever une armée et de mener des expéditions militaires en territoire danois, le long des côtes baltiques. En 1046, le roi Magnus, certainement plus Bon que Sage, concéda à Harald une partie de sa souveraineté sur la Norvège, en contrepartie de la moitié de la considérable fortune d'Harald, les caisses du royaume criant famine. Deux ans plus tard, Magnus trouva la mort sans héritier mâle ; le hasard faisait bien les choses pour Harald... à ceci près que sur son lit de mort, le bon roi décida de diviser son royaume, laissant certes la Norvège entre les mains d'Harald, mais intronisant Sven II Estridsen à la tête des Danois. Harald, fort contrarié, passa les deux décennies suivantes à guerroyer contre Sven afin de reconquérir "son" trône danois.</text:p>
            <text:p/>
            <text:p>Harald, dorénavant surnommé Hardråde, s'adonnait annuellement au pillage des côtes danoises. Comme au bon vieux temps, il y massacrait les autochtones et brûlait tout ce qu'il ne pouvait pas ramener en Norvège à bord de ses navires. En 1048, il saccagea le Jutland, puis l'année suivante Hedeby, le plus grand pôle commercial danois de l'époque, et la liste ne fit que s'allonger avec les années. Mais Harald n'avait pas que la mort et la destruction en tête : le souverain révisa également le système pénal, explora les frontières septentrionales sauvages de son royaume et prit soin de favoriser la diffusion du christianisme dans la péninsule scandinave. Par ailleurs, Harald instaura une norme pour la frappe de la monnaie norvégienne... probablement afin d'augmenter les impôts. Même en plein hiver, le roi n'hésitait d'ailleurs pas à traverser ses terres si un marchand ou un fermier n'avait pas payé son dû. Les coupables étaient bien souvent mutilés ou exécutés ; la fraude fiscale était rare, du temps d'Harald. En fin de compte, Harald trouva un terrain d'entente avec Sven II, et les deux souverains vikings signèrent un traité de paix inconditionnelle.</text:p>
            <text:p/>
            <text:p>Ce fut aussi à cette période qu'Harald s'intéressa à la couronne d'Angleterre, dont seule la mer du Nord le séparait. En 1042, le roi de l'Angleterre d'alors, Hardeknud, le fils de Knud, mourut sans héritier et son trône échut à Édouard le Confesseur. Cette situation particulière laissa Harald de marbre, puisqu'il était alors occupé à reprendre le trône de Norvège. Mais en janvier 1066, à la mort d'Édouard, Harald Hardråde revendiqua le trône d'Angleterre et fut extrêmement chagriné quand on lui préféra Harold Godwinson, un ancien conseiller d'Édouard. Les arguments d'Harald avaient beau être passablement douteux, les Vikings semblaient convaincus.</text:p>
            <text:p/>
            <text:p>Lors de leur règne respectif, Hardeknud et Magnus avaient convenu que si l'un d'eux venait à mourir, l'autre hériterait de son royaume afin de fédérer un puissant territoire viking. Or, une fois Harald co-souverain de Norvège aux côtés de Magnus, il affirma que l'accord s'appliquait aussi désormais à lui. Aussi, à la mort d'Édouard, Harald considéra qu'il était grand temps pour les Anglais d'honorer leur parole, et lorsqu'ils refusèrent, il leva une armée et prit la mer.</text:p>
            <text:p/>
            <text:p>Harald s'allia à Tostig Godwinson, le frère d'Harold, qui était fort froissé de s'être fait confisquer son comté de Northumbrie par Édouard avant la mort de celui-ci. L'alliance nordique comprenait également les jarls vikings des Shetland et des Orcades, ainsi que des hommes du roi d'Écosse Malcolm II. Ainsi, et malgré quelques absents qui n'avaient pas pu se libérer de tel ou tel pillage prévu de longue date, Harald aurait alors eu sous ses ordres près de 9 000 hommes lorsqu'il captura York et fit route vers le sud. Harold, jusqu'alors davantage préoccupé par l'invasion normande imminente de Guillaume le Conquérant par le sud, mobilisa 15 000 hommes, dont un certain nombre de chevaliers en armure, afin de venir à la rencontre de Harald. La présence de ces chevaliers fut déterminante lors du choc qui opposa les deux armées près du pont de Stamford Bridge. Harald Hardråde, lui, ne portait pas d'armure ; il fut atteint d'une flèche à la gorge et mourut comme il avait vécu, en chargeant au cœur d'un combat où la victoire semblait pourtant improbable.</text:p>
          </table:table-cell>
        </table:table-row>
        <table:table-row table:style-name="ro5" table:number-rows-repeated="6">
          <table:table-cell table:number-columns-repeated="3"/>
        </table:table-row>
        <table:table-row table:style-name="ro5">
          <table:table-cell/>
          <table:table-cell table:style-name="ce4"/>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1"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8-26">26/08/2025</text:date>, <text:time>16:44: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1M48S</meta:editing-duration>
    <meta:editing-cycles>7</meta:editing-cycles>
    <meta:generator>OpenOffice/4.1.15$Win32 OpenOffice.org_project/4115m2$Build-9813</meta:generator>
    <dc:date>2025-08-26T16:44:14.23</dc:date>
    <meta:document-statistic meta:table-count="3" meta:cell-count="11" meta:object-count="0"/>
    <meta:user-defined meta:name="Info 1"/>
    <meta:user-defined meta:name="Info 2"/>
    <meta:user-defined meta:name="Info 3"/>
    <meta:user-defined meta:name="Info 4"/>
  </office:meta>
</office:document-meta>
</file>